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6000005902FE073D97BC0D239.jpg" manifest:media-type="image/jpeg"/>
  <manifest:file-entry manifest:full-path="Pictures/1000000000000480000006702E3064FDF1BFB00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7096"/>
    </style:style>
    <style:style style:name="P2" style:family="paragraph" style:parent-style-name="Standard">
      <style:paragraph-properties fo:break-before="page"/>
      <style:text-properties officeooo:paragraph-rsid="001f70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이미지1" text:anchor-type="paragraph" svg:width="19.001cm" svg:height="27.18cm" draw:z-index="0"><draw:image xlink:href="Pictures/1000000000000480000006702E3064FDF1BFB009.jpg" xlink:type="simple" xlink:show="embed" xlink:actuate="onLoad"/></draw:frame></text:p>
      <text:p text:style-name="P2"><draw:frame draw:style-name="fr1" draw:name="이미지2" text:anchor-type="paragraph" svg:width="19.001cm" svg:height="26.682cm" draw:z-index="1"><draw:image xlink:href="Pictures/10000000000003F6000005902FE073D97BC0D23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2:54:44.268939793</meta:creation-date>
    <dc:date>2019-10-13T23:00:29.158882444</dc:date>
    <meta:editing-duration>PT4M50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